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uptu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"/>
          <table:table-cell table:number-columns-repeated="3"/>
        </table:table-row>
        <table:table-row table:style-name="ro2">
          <table:table-cell office:value-type="float" office:value="793.44" calcext:value-type="float">
            <text:p>793,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2]/([.A2]+[.C2]*[.$E$1]+[.$F$1])" office:value-type="float" office:value="34.0030170049369" calcext:value-type="float">
            <text:p>34,0030170049369</text:p>
          </table:table-cell>
          <table:table-cell/>
          <table:table-cell table:formula="of:=[.I2]-[.B2]" office:value-type="float" office:value="0.0030170049369147" calcext:value-type="float">
            <text:p>0,0030170049369147</text:p>
          </table:table-cell>
        </table:table-row>
        <table:table-row table:style-name="ro2">
          <table:table-cell office:value-type="float" office:value="842.81" calcext:value-type="float">
            <text:p>842,8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3]/([.A3]+[.C3]*[.$E$1]+[.$F$1])" office:value-type="float" office:value="35.370423995199" calcext:value-type="float">
            <text:p>35,370423995199</text:p>
          </table:table-cell>
          <table:table-cell/>
          <table:table-cell table:formula="of:=[.I3]-[.B3]" office:value-type="float" office:value="-0.629576004801052" calcext:value-type="float">
            <text:p>-0,629576004801052</text:p>
          </table:table-cell>
        </table:table-row>
        <table:table-row table:style-name="ro2">
          <table:table-cell office:value-type="float" office:value="881.6" calcext:value-type="float">
            <text:p>881,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4]/([.A4]+[.C4]*[.$E$1]+[.$F$1])" office:value-type="float" office:value="36.405682193591" calcext:value-type="float">
            <text:p>36,405682193591</text:p>
          </table:table-cell>
          <table:table-cell/>
          <table:table-cell table:formula="of:=[.I4]-[.B4]" office:value-type="float" office:value="-0.594317806408988" calcext:value-type="float">
            <text:p>-0,594317806408988</text:p>
          </table:table-cell>
        </table:table-row>
        <table:table-row table:style-name="ro2">
          <table:table-cell office:value-type="float" office:value="989.62" calcext:value-type="float">
            <text:p>989,6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5]/([.A5]+[.C5]*[.$E$1]+[.$F$1])" office:value-type="float" office:value="39.121290944885" calcext:value-type="float">
            <text:p>39,121290944885</text:p>
          </table:table-cell>
          <table:table-cell/>
          <table:table-cell table:formula="of:=[.I5]-[.B5]" office:value-type="float" office:value="0.121290944885004" calcext:value-type="float">
            <text:p>0,121290944885004</text:p>
          </table:table-cell>
        </table:table-row>
        <table:table-row table:style-name="ro2">
          <table:table-cell office:value-type="float" office:value="1021.36" calcext:value-type="float">
            <text:p>1021,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6]/([.A6]+[.C6]*[.$E$1]+[.$F$1])" office:value-type="float" office:value="39.8756910391355" calcext:value-type="float">
            <text:p>39,8756910391355</text:p>
          </table:table-cell>
          <table:table-cell/>
          <table:table-cell table:formula="of:=[.I6]-[.B6]" office:value-type="float" office:value="-0.124308960864546" calcext:value-type="float">
            <text:p>-0,124308960864546</text:p>
          </table:table-cell>
        </table:table-row>
        <table:table-row table:style-name="ro2">
          <table:table-cell office:value-type="float" office:value="1603.21" calcext:value-type="float">
            <text:p>1603,2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7]/([.A7]+[.C7]*[.$E$1]+[.$F$1])" office:value-type="float" office:value="51.0055007460526" calcext:value-type="float">
            <text:p>51,0055007460526</text:p>
          </table:table-cell>
          <table:table-cell/>
          <table:table-cell table:formula="of:=[.I7]-[.B7]" office:value-type="float" office:value="0.0055007460526042" calcext:value-type="float">
            <text:p>0,0055007460526042</text:p>
          </table:table-cell>
        </table:table-row>
        <table:table-row table:style-name="ro2">
          <table:table-cell office:value-type="float" office:value="1627.9" calcext:value-type="float">
            <text:p>1627,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8]/([.A8]+[.C8]*[.$E$1]+[.$F$1])" office:value-type="float" office:value="51.3873543988131" calcext:value-type="float">
            <text:p>51,3873543988131</text:p>
          </table:table-cell>
          <table:table-cell/>
          <table:table-cell table:formula="of:=[.I8]-[.B8]" office:value-type="float" office:value="-0.612645601186905" calcext:value-type="float">
            <text:p>-0,612645601186905</text:p>
          </table:table-cell>
        </table:table-row>
        <table:table-row table:style-name="ro2">
          <table:table-cell office:value-type="float" office:value="1663.5" calcext:value-type="float">
            <text:p>1663,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9]/([.A9]+[.C9]*[.$E$1]+[.$F$1])" office:value-type="float" office:value="51.9275792102388" calcext:value-type="float">
            <text:p>51,9275792102388</text:p>
          </table:table-cell>
          <table:table-cell/>
          <table:table-cell table:formula="of:=[.I9]-[.B9]" office:value-type="float" office:value="-0.0724207897611962" calcext:value-type="float">
            <text:p>-0,0724207897611962</text:p>
          </table:table-cell>
        </table:table-row>
        <table:table-row table:style-name="ro2">
          <table:table-cell office:value-type="float" office:value="1694.42" calcext:value-type="float">
            <text:p>1694,4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10]/([.A10]+[.C10]*[.$E$1]+[.$F$1])" office:value-type="float" office:value="52.3871358698005" calcext:value-type="float">
            <text:p>52,3871358698005</text:p>
          </table:table-cell>
          <table:table-cell/>
          <table:table-cell table:formula="of:=[.I10]-[.B10]" office:value-type="float" office:value="-0.61286413019954" calcext:value-type="float">
            <text:p>-0,61286413019954</text:p>
          </table:table-cell>
        </table:table-row>
        <table:table-row table:style-name="ro2">
          <table:table-cell office:value-type="float" office:value="1715.57" calcext:value-type="float">
            <text:p>1715,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11]/([.A11]+[.C11]*[.$E$1]+[.$F$1])" office:value-type="float" office:value="52.6964556129956" calcext:value-type="float">
            <text:p>52,6964556129956</text:p>
          </table:table-cell>
          <table:table-cell/>
          <table:table-cell table:formula="of:=[.I11]-[.B11]" office:value-type="float" office:value="-0.303544387004422" calcext:value-type="float">
            <text:p>-0,303544387004422</text:p>
          </table:table-cell>
        </table:table-row>
        <table:table-row table:style-name="ro2">
          <table:table-cell office:value-type="float" office:value="1777.71" calcext:value-type="float">
            <text:p>1777,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100*[.A12]/([.A12]+[.C12]*[.$E$1]+[.$F$1])" office:value-type="float" office:value="53.5824409005006" calcext:value-type="float">
            <text:p>53,5824409005006</text:p>
          </table:table-cell>
          <table:table-cell/>
          <table:table-cell table:formula="of:=[.I12]-[.B12]" office:value-type="float" office:value="-0.417559099499357" calcext:value-type="float">
            <text:p>-0,417559099499357</text:p>
          </table:table-cell>
        </table:table-row>
        <table:table-row table:style-name="ro2" table:number-rows-repeated="11">
          <table:table-cell table:number-columns-repeated="11"/>
        </table:table-row>
        <table:table-row table:style-name="ro2">
          <table:table-cell table:number-columns-repeated="2"/>
          <table:table-cell table:formula="of:=[.B12]-[.B2]" office:value-type="float" office:value="20" calcext:value-type="float">
            <text:p>20</text:p>
          </table:table-cell>
          <table:table-cell table:formula="of:=[.I12]-[.I2]" office:value-type="float" office:value="19.5794238955637" calcext:value-type="float">
            <text:p>19,579423895563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01:14.636000000</meta:creation-date>
    <dc:date>2024-09-18T19:56:48.541000000</dc:date>
    <meta:editing-duration>PT31M13S</meta:editing-duration>
    <meta:editing-cycles>1</meta:editing-cycles>
    <meta:generator>LibreOffice/24.2.2.2$Windows_X86_64 LibreOffice_project/d56cc158d8a96260b836f100ef4b4ef25d6f1a01</meta:generator>
    <meta:document-statistic meta:table-count="1" meta:cell-count="62" meta:object-count="0"/>
  </office:meta>
</office:document-meta>
</file>